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66cc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table:style-name="ce2" office:value-type="string">
            <text:p>Diametro</text:p>
          </table:table-cell>
          <table:table-cell table:style-name="ce2"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office:value-type="string">
            <text:p>[<text:span text:style-name="T1">µ</text:span>m]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3.4">
            <text:p>13,4</text:p>
          </table:table-cell>
          <table:table-cell office:value-type="float" office:value="2.8">
            <text:p>2,8</text:p>
          </table:table-cell>
          <table:table-cell table:formula="of:=[.B3]-[.C3]" office:value-type="float" office:value="10.6">
            <text:p>10,6</text:p>
          </table:table-cell>
          <table:table-cell table:formula="of:=[.D3]/[.$D$25]*100" office:value-type="float" office:value="3.59809911744739">
            <text:p>3,6</text:p>
          </table:table-cell>
          <table:table-cell table:formula="of:=[.D25]-[.D3]" office:value-type="float" office:value="284">
            <text:p>284</text:p>
          </table:table-cell>
          <table:table-cell table:formula="of:=[.F3]/[.$D$25]*100" office:value-type="float" office:value="96.4019008825526">
            <text:p>96,4</text:p>
          </table:table-cell>
          <table:table-cell/>
          <table:table-cell table:formula="of:=[.A3]" office:value-type="float" office:value="4000">
            <text:p>4000</text:p>
          </table:table-cell>
          <table:table-cell table:formula="of:=[.G3]" office:value-type="float" office:value="96.4019008825526">
            <text:p>96,4</text:p>
          </table:table-cell>
          <table:table-cell table:number-columns-repeated="7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21.5">
            <text:p>21,5</text:p>
          </table:table-cell>
          <table:table-cell office:value-type="float" office:value="2.84">
            <text:p>2,84</text:p>
          </table:table-cell>
          <table:table-cell table:formula="of:=[.B4]-[.C4]" office:value-type="float" office:value="18.66">
            <text:p>18,66</text:p>
          </table:table-cell>
          <table:table-cell table:formula="of:=[.D4]/[.$D$25]*100" office:value-type="float" office:value="6.33401221995927">
            <text:p>6,33</text:p>
          </table:table-cell>
          <table:table-cell table:formula="of:=[.F3]-[.D4]" office:value-type="float" office:value="265.34">
            <text:p>265,34</text:p>
          </table:table-cell>
          <table:table-cell table:formula="of:=[.F4]/[.$D$25]*100" office:value-type="float" office:value="90.0678886625933">
            <text:p>90,07</text:p>
          </table:table-cell>
          <table:table-cell/>
          <table:table-cell table:formula="of:=[.A4]" office:value-type="float" office:value="3350">
            <text:p>3350</text:p>
          </table:table-cell>
          <table:table-cell table:formula="of:=[.G4]" office:value-type="float" office:value="90.0678886625933">
            <text:p>90,07</text:p>
          </table:table-cell>
          <table:table-cell table:number-columns-repeated="7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42">
            <text:p>42</text:p>
          </table:table-cell>
          <table:table-cell office:value-type="float" office:value="2.85">
            <text:p>2,85</text:p>
          </table:table-cell>
          <table:table-cell table:formula="of:=[.B5]-[.C5]" office:value-type="float" office:value="39.15">
            <text:p>39,15</text:p>
          </table:table-cell>
          <table:table-cell table:formula="of:=[.D5]/[.$D$25]*100" office:value-type="float" office:value="13.2892057026477">
            <text:p>13,29</text:p>
          </table:table-cell>
          <table:table-cell table:formula="of:=[.F4]-[.D5]" office:value-type="float" office:value="226.19">
            <text:p>226,19</text:p>
          </table:table-cell>
          <table:table-cell table:formula="of:=[.F5]/[.$D$25]*100" office:value-type="float" office:value="76.7786829599457">
            <text:p>76,78</text:p>
          </table:table-cell>
          <table:table-cell/>
          <table:table-cell table:formula="of:=[.A5]" office:value-type="float" office:value="2360">
            <text:p>2360</text:p>
          </table:table-cell>
          <table:table-cell table:formula="of:=[.G5]" office:value-type="float" office:value="76.7786829599457">
            <text:p>76,78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">
            <text:p>22</text:p>
          </table:table-cell>
          <table:table-cell office:value-type="float" office:value="2.8">
            <text:p>2,8</text:p>
          </table:table-cell>
          <table:table-cell table:formula="of:=[.B6]-[.C6]" office:value-type="float" office:value="19.2">
            <text:p>19,2</text:p>
          </table:table-cell>
          <table:table-cell table:formula="of:=[.D6]/[.$D$25]*100" office:value-type="float" office:value="6.5173116089613">
            <text:p>6,52</text:p>
          </table:table-cell>
          <table:table-cell table:formula="of:=[.F5]-[.D6]" office:value-type="float" office:value="206.99">
            <text:p>206,99</text:p>
          </table:table-cell>
          <table:table-cell table:formula="of:=[.F6]/[.$D$25]*100" office:value-type="float" office:value="70.2613713509844">
            <text:p>70,26</text:p>
          </table:table-cell>
          <table:table-cell/>
          <table:table-cell table:formula="of:=[.A6]" office:value-type="float" office:value="2000">
            <text:p>2000</text:p>
          </table:table-cell>
          <table:table-cell table:formula="of:=[.G6]" office:value-type="float" office:value="70.2613713509844">
            <text:p>70,26</text:p>
          </table:table-cell>
          <table:table-cell table:number-columns-repeated="7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9.7">
            <text:p>19,7</text:p>
          </table:table-cell>
          <table:table-cell office:value-type="float" office:value="2.87">
            <text:p>2,87</text:p>
          </table:table-cell>
          <table:table-cell table:formula="of:=[.B7]-[.C7]" office:value-type="float" office:value="16.83">
            <text:p>16,83</text:p>
          </table:table-cell>
          <table:table-cell table:formula="of:=[.D7]/[.$D$25]*100" office:value-type="float" office:value="5.71283095723014">
            <text:p>5,71</text:p>
          </table:table-cell>
          <table:table-cell table:formula="of:=[.F6]-[.D7]" office:value-type="float" office:value="190.16">
            <text:p>190,16</text:p>
          </table:table-cell>
          <table:table-cell table:formula="of:=[.F7]/[.$D$25]*100" office:value-type="float" office:value="64.5485403937542">
            <text:p>64,55</text:p>
          </table:table-cell>
          <table:table-cell/>
          <table:table-cell table:formula="of:=[.A7]" office:value-type="float" office:value="1700">
            <text:p>1700</text:p>
          </table:table-cell>
          <table:table-cell table:formula="of:=[.G7]" office:value-type="float" office:value="64.5485403937542">
            <text:p>64,55</text:p>
          </table:table-cell>
          <table:table-cell table:number-columns-repeated="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.1">
            <text:p>11,1</text:p>
          </table:table-cell>
          <table:table-cell office:value-type="float" office:value="2.8">
            <text:p>2,8</text:p>
          </table:table-cell>
          <table:table-cell table:formula="of:=[.B8]-[.C8]" office:value-type="float" office:value="8.3">
            <text:p>8,3</text:p>
          </table:table-cell>
          <table:table-cell table:formula="of:=[.D8]/[.$D$25]*100" office:value-type="float" office:value="2.8173794976239">
            <text:p>2,82</text:p>
          </table:table-cell>
          <table:table-cell table:formula="of:=[.F7]-[.D8]" office:value-type="float" office:value="181.86">
            <text:p>181,86</text:p>
          </table:table-cell>
          <table:table-cell table:formula="of:=[.F8]/[.$D$25]*100" office:value-type="float" office:value="61.7311608961303">
            <text:p>61,73</text:p>
          </table:table-cell>
          <table:table-cell/>
          <table:table-cell table:formula="of:=[.A8]" office:value-type="float" office:value="1600">
            <text:p>1600</text:p>
          </table:table-cell>
          <table:table-cell table:formula="of:=[.G8]" office:value-type="float" office:value="61.7311608961303">
            <text:p>61,73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5.4">
            <text:p>15,4</text:p>
          </table:table-cell>
          <table:table-cell office:value-type="float" office:value="2.8">
            <text:p>2,8</text:p>
          </table:table-cell>
          <table:table-cell table:formula="of:=[.B9]-[.C9]" office:value-type="float" office:value="12.6">
            <text:p>12,6</text:p>
          </table:table-cell>
          <table:table-cell table:formula="of:=[.D9]/[.$D$25]*100" office:value-type="float" office:value="4.27698574338086">
            <text:p>4,28</text:p>
          </table:table-cell>
          <table:table-cell table:formula="of:=[.F8]-[.D9]" office:value-type="float" office:value="169.26">
            <text:p>169,26</text:p>
          </table:table-cell>
          <table:table-cell table:formula="of:=[.F9]/[.$D$25]*100" office:value-type="float" office:value="57.4541751527495">
            <text:p>57,45</text:p>
          </table:table-cell>
          <table:table-cell/>
          <table:table-cell table:formula="of:=[.A9]" office:value-type="float" office:value="1400">
            <text:p>1400</text:p>
          </table:table-cell>
          <table:table-cell table:formula="of:=[.G9]" office:value-type="float" office:value="57.4541751527495">
            <text:p>57,45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5.5">
            <text:p>15,5</text:p>
          </table:table-cell>
          <table:table-cell office:value-type="float" office:value="2.85">
            <text:p>2,85</text:p>
          </table:table-cell>
          <table:table-cell table:formula="of:=[.B10]-[.C10]" office:value-type="float" office:value="12.65">
            <text:p>12,65</text:p>
          </table:table-cell>
          <table:table-cell table:formula="of:=[.D10]/[.$D$25]*100" office:value-type="float" office:value="4.29395790902919">
            <text:p>4,29</text:p>
          </table:table-cell>
          <table:table-cell table:formula="of:=[.F9]-[.D10]" office:value-type="float" office:value="156.61">
            <text:p>156,61</text:p>
          </table:table-cell>
          <table:table-cell table:formula="of:=[.F10]/[.$D$25]*100" office:value-type="float" office:value="53.1602172437203">
            <text:p>53,16</text:p>
          </table:table-cell>
          <table:table-cell/>
          <table:table-cell table:formula="of:=[.A10]" office:value-type="float" office:value="1250">
            <text:p>1250</text:p>
          </table:table-cell>
          <table:table-cell table:formula="of:=[.G10]" office:value-type="float" office:value="53.1602172437203">
            <text:p>53,16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.3">
            <text:p>21,3</text:p>
          </table:table-cell>
          <table:table-cell office:value-type="float" office:value="2.8">
            <text:p>2,8</text:p>
          </table:table-cell>
          <table:table-cell table:formula="of:=[.B11]-[.C11]" office:value-type="float" office:value="18.5">
            <text:p>18,5</text:p>
          </table:table-cell>
          <table:table-cell table:formula="of:=[.D11]/[.$D$25]*100" office:value-type="float" office:value="6.27970128988459">
            <text:p>6,28</text:p>
          </table:table-cell>
          <table:table-cell table:formula="of:=[.F10]-[.D11]" office:value-type="float" office:value="138.11">
            <text:p>138,11</text:p>
          </table:table-cell>
          <table:table-cell table:formula="of:=[.F11]/[.$D$25]*100" office:value-type="float" office:value="46.8805159538357">
            <text:p>46,88</text:p>
          </table:table-cell>
          <table:table-cell/>
          <table:table-cell table:formula="of:=[.A11]" office:value-type="float" office:value="1000">
            <text:p>1000</text:p>
          </table:table-cell>
          <table:table-cell table:formula="of:=[.G11]" office:value-type="float" office:value="46.8805159538357">
            <text:p>46,88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4.9">
            <text:p>14,9</text:p>
          </table:table-cell>
          <table:table-cell office:value-type="float" office:value="2.7">
            <text:p>2,7</text:p>
          </table:table-cell>
          <table:table-cell table:formula="of:=[.B12]-[.C12]" office:value-type="float" office:value="12.2">
            <text:p>12,2</text:p>
          </table:table-cell>
          <table:table-cell table:formula="of:=[.D12]/[.$D$25]*100" office:value-type="float" office:value="4.14120841819416">
            <text:p>4,14</text:p>
          </table:table-cell>
          <table:table-cell table:formula="of:=[.F11]-[.D12]" office:value-type="float" office:value="125.91">
            <text:p>125,91</text:p>
          </table:table-cell>
          <table:table-cell table:formula="of:=[.F12]/[.$D$25]*100" office:value-type="float" office:value="42.7393075356415">
            <text:p>42,74</text:p>
          </table:table-cell>
          <table:table-cell/>
          <table:table-cell table:formula="of:=[.A12]" office:value-type="float" office:value="850">
            <text:p>850</text:p>
          </table:table-cell>
          <table:table-cell table:formula="of:=[.G12]" office:value-type="float" office:value="42.7393075356415">
            <text:p>42,74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2.2">
            <text:p>12,2</text:p>
          </table:table-cell>
          <table:table-cell office:value-type="float" office:value="2.82">
            <text:p>2,82</text:p>
          </table:table-cell>
          <table:table-cell table:formula="of:=[.B13]-[.C13]" office:value-type="float" office:value="9.38">
            <text:p>9,38</text:p>
          </table:table-cell>
          <table:table-cell table:formula="of:=[.D13]/[.$D$25]*100" office:value-type="float" office:value="3.18397827562797">
            <text:p>3,18</text:p>
          </table:table-cell>
          <table:table-cell table:formula="of:=[.F12]-[.D13]" office:value-type="float" office:value="116.53">
            <text:p>116,53</text:p>
          </table:table-cell>
          <table:table-cell table:formula="of:=[.F13]/[.$D$25]*100" office:value-type="float" office:value="39.5553292600135">
            <text:p>39,56</text:p>
          </table:table-cell>
          <table:table-cell/>
          <table:table-cell office:value-type="float" office:value="710">
            <text:p>710</text:p>
          </table:table-cell>
          <table:table-cell table:formula="of:=[.G13]" office:value-type="float" office:value="39.5553292600135">
            <text:p>39,56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5.2">
            <text:p>15,2</text:p>
          </table:table-cell>
          <table:table-cell office:value-type="float" office:value="2.72">
            <text:p>2,72</text:p>
          </table:table-cell>
          <table:table-cell table:formula="of:=[.B14]-[.C14]" office:value-type="float" office:value="12.48">
            <text:p>12,48</text:p>
          </table:table-cell>
          <table:table-cell table:formula="of:=[.D14]/[.$D$25]*100" office:value-type="float" office:value="4.23625254582485">
            <text:p>4,24</text:p>
          </table:table-cell>
          <table:table-cell table:formula="of:=[.F13]-[.D14]" office:value-type="float" office:value="104.05">
            <text:p>104,05</text:p>
          </table:table-cell>
          <table:table-cell table:formula="of:=[.F14]/[.$D$25]*100" office:value-type="float" office:value="35.3190767141887">
            <text:p>35,32</text:p>
          </table:table-cell>
          <table:table-cell/>
          <table:table-cell office:value-type="float" office:value="600">
            <text:p>600</text:p>
          </table:table-cell>
          <table:table-cell table:formula="of:=[.G14]" office:value-type="float" office:value="35.3190767141887">
            <text:p>35,32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2.9">
            <text:p>2,9</text:p>
          </table:table-cell>
          <table:table-cell table:formula="of:=[.B15]-[.C15]" office:value-type="float" office:value="12.1">
            <text:p>12,1</text:p>
          </table:table-cell>
          <table:table-cell table:formula="of:=[.D15]/[.$D$25]*100" office:value-type="float" office:value="4.10726408689749">
            <text:p>4,11</text:p>
          </table:table-cell>
          <table:table-cell table:formula="of:=[.F14]-[.D15]" office:value-type="float" office:value="91.9499999999999">
            <text:p>91,95</text:p>
          </table:table-cell>
          <table:table-cell table:formula="of:=[.F15]/[.$D$25]*100" office:value-type="float" office:value="31.2118126272912">
            <text:p>31,21</text:p>
          </table:table-cell>
          <table:table-cell/>
          <table:table-cell office:value-type="float" office:value="500">
            <text:p>500</text:p>
          </table:table-cell>
          <table:table-cell table:formula="of:=[.G15]" office:value-type="float" office:value="31.2118126272912">
            <text:p>31,21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3.4">
            <text:p>23,4</text:p>
          </table:table-cell>
          <table:table-cell office:value-type="float" office:value="2.79">
            <text:p>2,79</text:p>
          </table:table-cell>
          <table:table-cell table:formula="of:=[.B16]-[.C16]" office:value-type="float" office:value="20.61">
            <text:p>20,61</text:p>
          </table:table-cell>
          <table:table-cell table:formula="of:=[.D16]/[.$D$25]*100" office:value-type="float" office:value="6.9959266802444">
            <text:p>7</text:p>
          </table:table-cell>
          <table:table-cell table:formula="of:=[.F15]-[.D16]" office:value-type="float" office:value="71.3399999999999">
            <text:p>71,34</text:p>
          </table:table-cell>
          <table:table-cell table:formula="of:=[.F16]/[.$D$25]*100" office:value-type="float" office:value="24.2158859470468">
            <text:p>24,22</text:p>
          </table:table-cell>
          <table:table-cell/>
          <table:table-cell office:value-type="float" office:value="355">
            <text:p>355</text:p>
          </table:table-cell>
          <table:table-cell table:formula="of:=[.G16]" office:value-type="float" office:value="24.2158859470468">
            <text:p>24,22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formula="of:=[.B17]-[.C17]" office:value-type="float" office:value="9.31">
            <text:p>9,31</text:p>
          </table:table-cell>
          <table:table-cell table:formula="of:=[.D17]/[.$D$25]*100" office:value-type="float" office:value="3.1602172437203">
            <text:p>3,16</text:p>
          </table:table-cell>
          <table:table-cell table:formula="of:=[.F16]-[.D17]" office:value-type="float" office:value="62.0299999999999">
            <text:p>62,03</text:p>
          </table:table-cell>
          <table:table-cell table:formula="of:=[.F17]/[.$D$25]*100" office:value-type="float" office:value="21.0556687033265">
            <text:p>21,06</text:p>
          </table:table-cell>
          <table:table-cell/>
          <table:table-cell office:value-type="float" office:value="300">
            <text:p>300</text:p>
          </table:table-cell>
          <table:table-cell table:formula="of:=[.G17]" office:value-type="float" office:value="21.0556687033265">
            <text:p>21,06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7">
            <text:p>12,7</text:p>
          </table:table-cell>
          <table:table-cell office:value-type="float" office:value="2.72">
            <text:p>2,72</text:p>
          </table:table-cell>
          <table:table-cell table:formula="of:=[.B18]-[.C18]" office:value-type="float" office:value="9.98">
            <text:p>9,98</text:p>
          </table:table-cell>
          <table:table-cell table:formula="of:=[.D18]/[.$D$25]*100" office:value-type="float" office:value="3.38764426340801">
            <text:p>3,39</text:p>
          </table:table-cell>
          <table:table-cell table:formula="of:=[.F17]-[.D18]" office:value-type="float" office:value="52.0499999999999">
            <text:p>52,05</text:p>
          </table:table-cell>
          <table:table-cell table:formula="of:=[.F18]/[.$D$25]*100" office:value-type="float" office:value="17.6680244399185">
            <text:p>17,67</text:p>
          </table:table-cell>
          <table:table-cell/>
          <table:table-cell office:value-type="float" office:value="250">
            <text:p>250</text:p>
          </table:table-cell>
          <table:table-cell table:formula="of:=[.G18]" office:value-type="float" office:value="17.6680244399185">
            <text:p>17,67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.2">
            <text:p>9,2</text:p>
          </table:table-cell>
          <table:table-cell office:value-type="float" office:value="2.64">
            <text:p>2,64</text:p>
          </table:table-cell>
          <table:table-cell table:formula="of:=[.B19]-[.C19]" office:value-type="float" office:value="6.56">
            <text:p>6,56</text:p>
          </table:table-cell>
          <table:table-cell table:formula="of:=[.D19]/[.$D$25]*100" office:value-type="float" office:value="2.22674813306178">
            <text:p>2,23</text:p>
          </table:table-cell>
          <table:table-cell table:formula="of:=[.F18]-[.D19]" office:value-type="float" office:value="45.4899999999999">
            <text:p>45,49</text:p>
          </table:table-cell>
          <table:table-cell table:formula="of:=[.F19]/[.$D$25]*100" office:value-type="float" office:value="15.4412763068567">
            <text:p>15,44</text:p>
          </table:table-cell>
          <table:table-cell/>
          <table:table-cell office:value-type="float" office:value="212">
            <text:p>212</text:p>
          </table:table-cell>
          <table:table-cell table:formula="of:=[.G19]" office:value-type="float" office:value="15.4412763068567">
            <text:p>15,44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.88">
            <text:p>2,88</text:p>
          </table:table-cell>
          <table:table-cell table:formula="of:=[.B20]-[.C20]" office:value-type="float" office:value="12.12">
            <text:p>12,12</text:p>
          </table:table-cell>
          <table:table-cell table:formula="of:=[.D20]/[.$D$25]*100" office:value-type="float" office:value="4.11405295315682">
            <text:p>4,11</text:p>
          </table:table-cell>
          <table:table-cell table:formula="of:=[.F19]-[.D20]" office:value-type="float" office:value="33.3699999999999">
            <text:p>33,37</text:p>
          </table:table-cell>
          <table:table-cell table:formula="of:=[.F20]/[.$D$25]*100" office:value-type="float" office:value="11.3272233536999">
            <text:p>11,33</text:p>
          </table:table-cell>
          <table:table-cell/>
          <table:table-cell office:value-type="float" office:value="150">
            <text:p>150</text:p>
          </table:table-cell>
          <table:table-cell table:formula="of:=[.G20]" office:value-type="float" office:value="11.3272233536999">
            <text:p>11,33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5">
            <text:p>14,5</text:p>
          </table:table-cell>
          <table:table-cell office:value-type="float" office:value="2.7">
            <text:p>2,7</text:p>
          </table:table-cell>
          <table:table-cell table:formula="of:=[.B21]-[.C21]" office:value-type="float" office:value="11.8">
            <text:p>11,8</text:p>
          </table:table-cell>
          <table:table-cell table:formula="of:=[.D21]/[.$D$25]*100" office:value-type="float" office:value="4.00543109300747">
            <text:p>4,01</text:p>
          </table:table-cell>
          <table:table-cell table:formula="of:=[.F20]-[.D21]" office:value-type="float" office:value="21.5699999999999">
            <text:p>21,57</text:p>
          </table:table-cell>
          <table:table-cell table:formula="of:=[.F21]/[.$D$25]*100" office:value-type="float" office:value="7.32179226069243">
            <text:p>7,32</text:p>
          </table:table-cell>
          <table:table-cell/>
          <table:table-cell office:value-type="float" office:value="100">
            <text:p>100</text:p>
          </table:table-cell>
          <table:table-cell table:formula="of:=[.G21]" office:value-type="float" office:value="7.32179226069243">
            <text:p>7,3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.7">
            <text:p>5,7</text:p>
          </table:table-cell>
          <table:table-cell office:value-type="float" office:value="2.75">
            <text:p>2,75</text:p>
          </table:table-cell>
          <table:table-cell table:formula="of:=[.B22]-[.C22]" office:value-type="float" office:value="2.95">
            <text:p>2,95</text:p>
          </table:table-cell>
          <table:table-cell table:formula="of:=[.D22]/[.$D$25]*100" office:value-type="float" office:value="1.00135777325187">
            <text:p>1</text:p>
          </table:table-cell>
          <table:table-cell table:formula="of:=[.F21]-[.D22]" office:value-type="float" office:value="18.6199999999999">
            <text:p>18,62</text:p>
          </table:table-cell>
          <table:table-cell table:formula="of:=[.F22]/[.$D$25]*100" office:value-type="float" office:value="6.32043448744056">
            <text:p>6,32</text:p>
          </table:table-cell>
          <table:table-cell/>
          <table:table-cell office:value-type="float" office:value="80">
            <text:p>80</text:p>
          </table:table-cell>
          <table:table-cell table:formula="of:=[.G22]" office:value-type="float" office:value="6.32043448744056">
            <text:p>6,32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.3">
            <text:p>6,3</text:p>
          </table:table-cell>
          <table:table-cell office:value-type="float" office:value="2.73">
            <text:p>2,73</text:p>
          </table:table-cell>
          <table:table-cell table:formula="of:=[.B23]-[.C23]" office:value-type="float" office:value="3.57">
            <text:p>3,57</text:p>
          </table:table-cell>
          <table:table-cell table:formula="of:=[.D23]/[.$D$25]*100" office:value-type="float" office:value="1.21181262729124">
            <text:p>1,21</text:p>
          </table:table-cell>
          <table:table-cell table:formula="of:=[.F22]-[.D23]" office:value-type="float" office:value="15.0499999999999">
            <text:p>15,05</text:p>
          </table:table-cell>
          <table:table-cell table:formula="of:=[.F23]/[.$D$25]*100" office:value-type="float" office:value="5.10862186014932">
            <text:p>5,11</text:p>
          </table:table-cell>
          <table:table-cell/>
          <table:table-cell office:value-type="float" office:value="63">
            <text:p>63</text:p>
          </table:table-cell>
          <table:table-cell table:formula="of:=[.G23]" office:value-type="float" office:value="5.10862186014932">
            <text:p>5,11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17.8">
            <text:p>17,8</text:p>
          </table:table-cell>
          <table:table-cell office:value-type="float" office:value="2.75">
            <text:p>2,75</text:p>
          </table:table-cell>
          <table:table-cell table:formula="of:=[.B24]-[.C24]" office:value-type="float" office:value="15.05">
            <text:p>15,05</text:p>
          </table:table-cell>
          <table:table-cell table:formula="of:=[.D24]/[.$D$25]*100" office:value-type="float" office:value="5.10862186014936">
            <text:p>5,11</text:p>
          </table:table-cell>
          <table:table-cell table:formula="of:=[.F23]-[.D24]" office:value-type="float" office:value="-0.000000000000110134124042816">
            <text:p>0</text:p>
          </table:table-cell>
          <table:table-cell table:formula="of:=[.F24]/[.$D$25]*100" office:value-type="float" office:value="-0.0000000000000373842919357826">
            <text:p>0</text:p>
          </table:table-cell>
          <table:table-cell/>
          <table:table-cell office:value-type="string">
            <text:p>-</text:p>
          </table:table-cell>
          <table:table-cell table:formula="of:=[.G24]" office:value-type="float" office:value="-0.0000000000000373842919357826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3:.D24])" office:value-type="float" office:value="294.6">
            <text:p>294,6</text:p>
          </table:table-cell>
          <table:table-cell table:formula="of:=SUM([.E2:.E2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>
            <draw:frame table:end-cell-address="Sheet1.J46" table:end-x="1.896cm" table:end-y="0.334cm" draw:z-index="0" draw:style-name="gr1" draw:text-style-name="P1" svg:width="21.271cm" svg:height="9.026cm" svg:x="0.948cm" svg:y="0.341cm">
              <draw:object draw:notify-on-update-of-ranges="Sheet1.A6:Sheet1.A24 Sheet1.J1:Sheet1.J2 Sheet1.G6:Sheet1.G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table:style-name="ce8" office:value-type="string">
            <text:p>Sand 1,5 (SAIF FOX) comp295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6.4019008825526">
            <text:p>96,4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6" office:value-type="float" office:value="3350">
            <text:p>3350</text:p>
          </table:table-cell>
          <table:table-cell table:style-name="ce6" office:value-type="float" office:value="90.0678886625933">
            <text:p>90,07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76.7786829599457">
            <text:p>76,78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6" office:value-type="float" office:value="70.2613713509844">
            <text:p>70,26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64.5485403937542">
            <text:p>64,55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6" office:value-type="float" office:value="1600">
            <text:p>1600</text:p>
          </table:table-cell>
          <table:table-cell table:style-name="ce6" office:value-type="float" office:value="61.7311608961303">
            <text:p>61,73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7.4541751527495">
            <text:p>57,45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6" office:value-type="float" office:value="1250">
            <text:p>1250</text:p>
          </table:table-cell>
          <table:table-cell table:style-name="ce6" office:value-type="float" office:value="53.1602172437203">
            <text:p>53,16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.8805159538357">
            <text:p>46,88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 table:style-name="ce7" office:value-type="float" office:value="850">
            <text:p>850</text:p>
          </table:table-cell>
          <table:table-cell table:style-name="ce7" office:value-type="float" office:value="42.7393075356415">
            <text:p>42,74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9.5553292600135">
            <text:p>39,56</text:p>
          </table:table-cell>
          <table:table-cell table:number-columns-repeated="5"/>
        </table:table-row>
        <table:table-row table:style-name="ro1">
          <table:table-cell table:style-name="ce7" office:value-type="float" office:value="600">
            <text:p>600</text:p>
          </table:table-cell>
          <table:table-cell table:style-name="ce7" office:value-type="float" office:value="35.3190767141887">
            <text:p>35,32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1.2118126272912">
            <text:p>31,21</text:p>
          </table:table-cell>
          <table:table-cell table:number-columns-repeated="5"/>
        </table:table-row>
        <table:table-row table:style-name="ro1">
          <table:table-cell table:style-name="ce7" office:value-type="float" office:value="355">
            <text:p>355</text:p>
          </table:table-cell>
          <table:table-cell table:style-name="ce7" office:value-type="float" office:value="24.2158859470468">
            <text:p>24,22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.0556687033265">
            <text:p>21,06</text:p>
          </table:table-cell>
          <table:table-cell table:number-columns-repeated="5"/>
        </table:table-row>
        <table:table-row table:style-name="ro1">
          <table:table-cell table:style-name="ce7" office:value-type="float" office:value="250">
            <text:p>250</text:p>
          </table:table-cell>
          <table:table-cell table:style-name="ce7" office:value-type="float" office:value="17.6680244399185">
            <text:p>17,67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.4412763068567">
            <text:p>15,44</text:p>
          </table:table-cell>
          <table:table-cell table:number-columns-repeated="5"/>
        </table:table-row>
        <table:table-row table:style-name="ro1">
          <table:table-cell table:style-name="ce7" office:value-type="float" office:value="150">
            <text:p>150</text:p>
          </table:table-cell>
          <table:table-cell table:style-name="ce7" office:value-type="float" office:value="11.3272233536999">
            <text:p>11,3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.32179226069243">
            <text:p>7,32</text:p>
          </table:table-cell>
          <table:table-cell table:number-columns-repeated="5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float" office:value="6.32043448744056">
            <text:p>6,3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10862186014932">
            <text:p>5,11</text:p>
          </table:table-cell>
          <table:table-cell table:number-columns-repeated="5"/>
        </table:table-row>
        <table:table-row table:style-name="ro1">
          <table:table-cell table:style-name="ce7" office:value-type="string">
            <text:p>-</text:p>
          </table:table-cell>
          <table:table-cell table:style-name="ce7" office:value-type="float" office:value="-0.0000000000000373842919357826">
            <text:p>0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45" table:end-x="1.024cm" table:end-y="0.393cm" draw:z-index="0" draw:style-name="gr1" draw:text-style-name="P1" svg:width="14.249cm" svg:height="9.026cm" svg:x="0cm" svg:y="0.399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25/11/2014</text:date>, <text:time>14.40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6M</meta:editing-duration>
    <meta:editing-cycles>11</meta:editing-cycles>
    <meta:generator>OpenOffice/4.0.1$Win32 OpenOffice.org_project/401m5$Build-9714</meta:generator>
    <dc:date>2014-11-25T14:40:44.26</dc:date>
    <meta:document-statistic meta:table-count="3" meta:cell-count="26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5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cm" svg:height="9.027cm" xlink:href="." xlink:type="simple" chart:class="chart:scatter" chart:style-name="ch1">
        <chart:plot-area chart:style-name="ch2" chart:data-source-has-labels="both" svg:x="0.418cm" svg:y="0.909cm" svg:width="10.772cm" svg:height="6.974cm">
          <chartooo:coordinate-region svg:x="1.039cm" svg:y="1.121cm" svg:width="10.151cm" svg:height="6.089cm"/>
          <chart:axis chart:dimension="x" chart:name="primary-x" chart:style-name="ch3" chartooo:axis-type="auto">
            <chart:title svg:x="4.688cm" svg:y="8.064cm" chart:style-name="ch4">
              <text:p>Diametro (µm)</text:p>
            </chart:title>
            <chart:categories table:cell-range-address="local-table.$A$2:.$A$20"/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70.2613713509844">
                <text:p>70.2613713509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64.5485403937542">
                <text:p>64.5485403937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61.7311608961303">
                <text:p>61.7311608961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57.4541751527495">
                <text:p>57.4541751527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3.1602172437203">
                <text:p>53.1602172437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6.8805159538357">
                <text:p>46.8805159538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42.7393075356415">
                <text:p>42.7393075356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39.5553292600135">
                <text:p>39.5553292600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5.3190767141887">
                <text:p>35.3190767141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1.2118126272912">
                <text:p>31.2118126272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  <table:table-cell office:value-type="float" office:value="24.2158859470468">
                <text:p>24.2158859470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1.0556687033265">
                <text:p>21.0556687033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17.6680244399185">
                <text:p>17.6680244399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15.4412763068567">
                <text:p>15.441276306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.3272233536999">
                <text:p>11.3272233536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7.32179226069243">
                <text:p>7.32179226069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.32043448744056">
                <text:p>6.32043448744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5.10862186014932">
                <text:p>5.10862186014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-0.0000000000000373842919357826">
                <text:p>-0.000000000000037384291935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500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7cm" xlink:href=".." xlink:type="simple" chart:class="chart:scatter" chart:style-name="ch1">
        <chart:plot-area chart:style-name="ch2" table:cell-range-address="Sheet1.A6:Sheet1.A24 Sheet1.J1:Sheet1.J2 Sheet1.G6:Sheet1.G24" chart:data-source-has-labels="row" svg:x="0.931cm" svg:y="0.909cm" svg:width="15.775cm" svg:height="6.974cm">
          <chartooo:coordinate-region svg:x="1.552cm" svg:y="1.121cm" svg:width="15.154cm" svg:height="6.089cm"/>
          <chart:axis chart:dimension="x" chart:name="primary-x" chart:style-name="ch3">
            <chart:title svg:x="7.702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6:Sheet1.G24" chart:label-cell-address="Sheet1.J1:Sheet1.J2" chart:class="chart:scatter">
            <chart:domain table:cell-range-address="Sheet1.A6:Sheet1.A24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6:Sheet1.A24</svg:desc>
                </draw:g>
              </table:table-cell>
              <table:table-cell office:value-type="float" office:value="70.2613713509844">
                <text:p>70.2613713509844</text:p>
                <draw:g>
                  <svg:desc>Sheet1.G6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64.5485403937542">
                <text:p>64.5485403937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61.7311608961303">
                <text:p>61.7311608961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57.4541751527495">
                <text:p>57.4541751527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3.1602172437203">
                <text:p>53.1602172437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6.8805159538357">
                <text:p>46.8805159538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42.7393075356415">
                <text:p>42.7393075356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39.5553292600135">
                <text:p>39.5553292600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5.3190767141887">
                <text:p>35.3190767141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1.2118126272912">
                <text:p>31.2118126272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  <table:table-cell office:value-type="float" office:value="24.2158859470468">
                <text:p>24.2158859470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1.0556687033265">
                <text:p>21.0556687033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17.6680244399185">
                <text:p>17.6680244399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15.4412763068567">
                <text:p>15.441276306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.3272233536999">
                <text:p>11.3272233536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7.32179226069243">
                <text:p>7.32179226069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.32043448744056">
                <text:p>6.32043448744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5.10862186014932">
                <text:p>5.10862186014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-0.0000000000000373842919357826">
                <text:p>-0.0000000000000373842919357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